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23" style:family="paragraph" style:parent-style-name="Standard">
      <style:text-properties fo:font-weight="bold" officeooo:rsid="00c90bb2" officeooo:paragraph-rsid="00c90bb2" style:font-weight-asian="bold" style:font-weight-complex="bold"/>
    </style:style>
    <style:style style:name="P24" style:family="paragraph" style:parent-style-name="Standard">
      <style:text-properties fo:font-weight="bold" officeooo:rsid="00cad8e0" officeooo:paragraph-rsid="00cad8e0" style:font-weight-asian="bold" style:font-weight-complex="bold"/>
    </style:style>
    <style:style style:name="P25" style:family="paragraph" style:parent-style-name="Standard">
      <style:text-properties fo:font-weight="bold" officeooo:rsid="00d0a4af" officeooo:paragraph-rsid="00d0a4af" style:font-weight-asian="bold" style:font-weight-complex="bold"/>
    </style:style>
    <style:style style:name="P26" style:family="paragraph" style:parent-style-name="Standard">
      <style:text-properties officeooo:paragraph-rsid="003af234"/>
    </style:style>
    <style:style style:name="P27" style:family="paragraph" style:parent-style-name="Standard">
      <style:text-properties officeooo:rsid="001e0f7f" officeooo:paragraph-rsid="001e0f7f"/>
    </style:style>
    <style:style style:name="P28" style:family="paragraph" style:parent-style-name="Standard">
      <style:text-properties officeooo:rsid="0041536b" officeooo:paragraph-rsid="0041536b"/>
    </style:style>
    <style:style style:name="P29" style:family="paragraph" style:parent-style-name="Standard">
      <style:text-properties officeooo:paragraph-rsid="00463c01"/>
    </style:style>
    <style:style style:name="P30" style:family="paragraph" style:parent-style-name="Standard">
      <style:text-properties officeooo:rsid="00495f5d" officeooo:paragraph-rsid="00495f5d"/>
    </style:style>
    <style:style style:name="P31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32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33" style:family="paragraph" style:parent-style-name="Standard">
      <style:text-properties officeooo:rsid="005a227c" officeooo:paragraph-rsid="005a227c"/>
    </style:style>
    <style:style style:name="P34" style:family="paragraph" style:parent-style-name="Standard">
      <style:text-properties officeooo:paragraph-rsid="00621166"/>
    </style:style>
    <style:style style:name="P35" style:family="paragraph" style:parent-style-name="Standard">
      <style:text-properties officeooo:paragraph-rsid="006bfa7e"/>
    </style:style>
    <style:style style:name="P36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37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38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39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40" style:family="paragraph" style:parent-style-name="Standard">
      <style:text-properties fo:font-weight="normal" officeooo:rsid="00c90bb2" officeooo:paragraph-rsid="00c90bb2" style:font-weight-asian="normal" style:font-weight-complex="normal"/>
    </style:style>
    <style:style style:name="P41" style:family="paragraph" style:parent-style-name="Standard">
      <style:text-properties fo:font-weight="normal" officeooo:rsid="00cc9c8e" officeooo:paragraph-rsid="00cc9c8e" style:font-weight-asian="normal" style:font-weight-complex="normal"/>
    </style:style>
    <style:style style:name="P42" style:family="paragraph" style:parent-style-name="Standard">
      <style:text-properties officeooo:paragraph-rsid="007bd965"/>
    </style:style>
    <style:style style:name="P43" style:family="paragraph" style:parent-style-name="Standard">
      <style:text-properties officeooo:paragraph-rsid="0087888a"/>
    </style:style>
    <style:style style:name="P44" style:family="paragraph" style:parent-style-name="Standard">
      <style:text-properties officeooo:paragraph-rsid="00c7a608"/>
    </style:style>
    <style:style style:name="P45" style:family="paragraph" style:parent-style-name="Standard">
      <style:text-properties officeooo:paragraph-rsid="00cea200"/>
    </style:style>
    <style:style style:name="P46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7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8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9" style:family="paragraph" style:parent-style-name="Standard" style:list-style-name="L5">
      <style:text-properties officeooo:rsid="001e0f7f" officeooo:paragraph-rsid="001e0f7f"/>
    </style:style>
    <style:style style:name="P50" style:family="paragraph" style:parent-style-name="Standard" style:list-style-name="L5">
      <style:text-properties officeooo:rsid="001e0f7f" officeooo:paragraph-rsid="003af234"/>
    </style:style>
    <style:style style:name="P51" style:family="paragraph" style:parent-style-name="Standard" style:list-style-name="L5">
      <style:text-properties officeooo:rsid="001e0f7f" officeooo:paragraph-rsid="003c9895"/>
    </style:style>
    <style:style style:name="P52" style:family="paragraph" style:parent-style-name="Standard" style:list-style-name="L5">
      <style:text-properties officeooo:rsid="00307005" officeooo:paragraph-rsid="00307005"/>
    </style:style>
    <style:style style:name="P53" style:family="paragraph" style:parent-style-name="Standard" style:list-style-name="L5">
      <style:text-properties officeooo:rsid="00307005" officeooo:paragraph-rsid="003c9895"/>
    </style:style>
    <style:style style:name="P54" style:family="paragraph" style:parent-style-name="Standard" style:list-style-name="L5">
      <style:text-properties officeooo:rsid="00309dfd" officeooo:paragraph-rsid="00309dfd"/>
    </style:style>
    <style:style style:name="P55" style:family="paragraph" style:parent-style-name="Standard" style:list-style-name="L6">
      <style:text-properties officeooo:rsid="003e7b6a" officeooo:paragraph-rsid="003e7b6a"/>
    </style:style>
    <style:style style:name="P56" style:family="paragraph" style:parent-style-name="Standard" style:list-style-name="L7">
      <style:text-properties officeooo:rsid="003e7b6a" officeooo:paragraph-rsid="003e7b6a"/>
    </style:style>
    <style:style style:name="P57" style:family="paragraph" style:parent-style-name="Standard" style:list-style-name="L8">
      <style:text-properties officeooo:rsid="0041536b" officeooo:paragraph-rsid="0041536b"/>
    </style:style>
    <style:style style:name="P58" style:family="paragraph" style:parent-style-name="Standard" style:list-style-name="L8">
      <style:text-properties officeooo:rsid="0041536b" officeooo:paragraph-rsid="00463c01"/>
    </style:style>
    <style:style style:name="P59" style:family="paragraph" style:parent-style-name="Standard" style:list-style-name="L8">
      <style:text-properties officeooo:rsid="0041536b" officeooo:paragraph-rsid="004778ed"/>
    </style:style>
    <style:style style:name="P60" style:family="paragraph" style:parent-style-name="Standard" style:list-style-name="L9">
      <style:text-properties officeooo:rsid="00495f5d" officeooo:paragraph-rsid="00495f5d"/>
    </style:style>
    <style:style style:name="P61" style:family="paragraph" style:parent-style-name="Standard" style:list-style-name="L10">
      <style:text-properties officeooo:rsid="00495f5d" officeooo:paragraph-rsid="00495f5d"/>
    </style:style>
    <style:style style:name="P62" style:family="paragraph" style:parent-style-name="Standard" style:list-style-name="L11">
      <style:text-properties officeooo:rsid="004e5c0f" officeooo:paragraph-rsid="004e5c0f"/>
    </style:style>
    <style:style style:name="P63" style:family="paragraph" style:parent-style-name="Standard" style:list-style-name="L11">
      <style:text-properties officeooo:rsid="004e5c0f" officeooo:paragraph-rsid="0056e97f"/>
    </style:style>
    <style:style style:name="P64" style:family="paragraph" style:parent-style-name="Standard" style:list-style-name="L11">
      <style:text-properties officeooo:rsid="004e5c0f" officeooo:paragraph-rsid="0057f8c5"/>
    </style:style>
    <style:style style:name="P65" style:family="paragraph" style:parent-style-name="Standard" style:list-style-name="L11">
      <style:text-properties officeooo:rsid="004e5c0f" officeooo:paragraph-rsid="0059356b"/>
    </style:style>
    <style:style style:name="P66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67" style:family="paragraph" style:parent-style-name="Standard">
      <style:text-properties fo:font-weight="bold" officeooo:rsid="00d5dcf4" officeooo:paragraph-rsid="00d5dcf4" style:font-weight-asian="bold" style:font-weight-complex="bold"/>
    </style:style>
    <style:style style:name="P68" style:family="paragraph" style:parent-style-name="Standard" style:list-style-name="L11">
      <style:text-properties officeooo:rsid="0059d63e" officeooo:paragraph-rsid="0059d63e"/>
    </style:style>
    <style:style style:name="P69" style:family="paragraph" style:parent-style-name="Standard" style:list-style-name="L12">
      <style:text-properties officeooo:rsid="005a227c" officeooo:paragraph-rsid="005a227c"/>
    </style:style>
    <style:style style:name="P70" style:family="paragraph" style:parent-style-name="Standard" style:list-style-name="L13">
      <style:text-properties officeooo:paragraph-rsid="0067f9ed"/>
    </style:style>
    <style:style style:name="P71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72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73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74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75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76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77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78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79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80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81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82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83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84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85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86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87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88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89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90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91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92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93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94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95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96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97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98" style:family="paragraph" style:parent-style-name="Standard" style:list-style-name="L29">
      <style:text-properties fo:font-weight="normal" officeooo:rsid="00be7269" officeooo:paragraph-rsid="00c7a608" style:font-weight-asian="normal" style:font-weight-complex="normal"/>
    </style:style>
    <style:style style:name="P99" style:family="paragraph" style:parent-style-name="Standard" style:list-style-name="L29">
      <style:text-properties fo:font-weight="normal" officeooo:rsid="00be7269" officeooo:paragraph-rsid="00c90bb2" style:font-weight-asian="normal" style:font-weight-complex="normal"/>
    </style:style>
    <style:style style:name="P100" style:family="paragraph" style:parent-style-name="Standard" style:list-style-name="L35">
      <style:text-properties fo:font-weight="normal" officeooo:rsid="00be7269" officeooo:paragraph-rsid="00cea200" style:font-weight-asian="normal" style:font-weight-complex="normal"/>
    </style:style>
    <style:style style:name="P101" style:family="paragraph" style:parent-style-name="Standard" style:list-style-name="L30">
      <style:text-properties fo:font-weight="normal" officeooo:rsid="00c90bb2" officeooo:paragraph-rsid="00c90bb2" style:font-weight-asian="normal" style:font-weight-complex="normal"/>
    </style:style>
    <style:style style:name="P102" style:family="paragraph" style:parent-style-name="Standard" style:list-style-name="L31">
      <style:text-properties fo:font-weight="normal" officeooo:rsid="00c90bb2" officeooo:paragraph-rsid="00c90bb2" style:font-weight-asian="normal" style:font-weight-complex="normal"/>
    </style:style>
    <style:style style:name="P103" style:family="paragraph" style:parent-style-name="Standard" style:list-style-name="L32">
      <style:text-properties fo:font-weight="normal" officeooo:rsid="00cc9c8e" officeooo:paragraph-rsid="00cc9c8e" style:font-weight-asian="normal" style:font-weight-complex="normal"/>
    </style:style>
    <style:style style:name="P104" style:family="paragraph" style:parent-style-name="Standard" style:list-style-name="L32">
      <style:text-properties fo:font-weight="normal" officeooo:rsid="00cc9c8e" officeooo:paragraph-rsid="00cea200" style:font-weight-asian="normal" style:font-weight-complex="normal"/>
    </style:style>
    <style:style style:name="P105" style:family="paragraph" style:parent-style-name="Standard" style:list-style-name="L32">
      <style:text-properties fo:font-weight="normal" officeooo:rsid="00cc9c8e" officeooo:paragraph-rsid="00cf3faf" style:font-weight-asian="normal" style:font-weight-complex="normal"/>
    </style:style>
    <style:style style:name="P106" style:family="paragraph" style:parent-style-name="Standard" style:list-style-name="L33">
      <style:text-properties fo:font-weight="normal" officeooo:rsid="00d0a4af" officeooo:paragraph-rsid="00d0a4af" style:font-weight-asian="normal" style:font-weight-complex="normal"/>
    </style:style>
    <style:style style:name="P107" style:family="paragraph" style:parent-style-name="Standard" style:list-style-name="L34">
      <style:text-properties fo:font-weight="normal" officeooo:rsid="00d0a4af" officeooo:paragraph-rsid="00d0a4af" style:font-weight-asian="normal" style:font-weight-complex="normal"/>
    </style:style>
    <style:style style:name="P108" style:family="paragraph" style:parent-style-name="Standard" style:list-style-name="L36">
      <style:text-properties fo:font-weight="normal" officeooo:rsid="00d5dcf4" officeooo:paragraph-rsid="00d5dcf4" style:font-weight-asian="normal" style:font-weight-complex="normal"/>
    </style:style>
    <style:style style:name="P109" style:family="paragraph" style:parent-style-name="Standard" style:list-style-name="L36">
      <style:text-properties fo:font-weight="normal" officeooo:rsid="00d76560" officeooo:paragraph-rsid="00d76560" style:font-weight-asian="normal" style:font-weight-complex="normal"/>
    </style:style>
    <style:style style:name="P110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12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fo:font-weight="bold" officeooo:rsid="00bdcd54" style:font-weight-asian="bold" style:font-weight-complex="bold"/>
    </style:style>
    <style:style style:name="T15" style:family="text">
      <style:text-properties fo:font-weight="bold" officeooo:rsid="00c90bb2" style:font-weight-asian="bold" style:font-weight-complex="bold"/>
    </style:style>
    <style:style style:name="T16" style:family="text">
      <style:text-properties fo:font-weight="bold" officeooo:rsid="00cad8e0" style:font-weight-asian="bold" style:font-weight-complex="bold"/>
    </style:style>
    <style:style style:name="T17" style:family="text">
      <style:text-properties fo:font-weight="bold" officeooo:rsid="00cf3faf" style:font-weight-asian="bold" style:font-weight-complex="bold"/>
    </style:style>
    <style:style style:name="T18" style:family="text">
      <style:text-properties officeooo:rsid="003c9895"/>
    </style:style>
    <style:style style:name="T19" style:family="text">
      <style:text-properties officeooo:rsid="004778ed"/>
    </style:style>
    <style:style style:name="T20" style:family="text">
      <style:text-properties officeooo:rsid="0057f8c5"/>
    </style:style>
    <style:style style:name="T21" style:family="text">
      <style:text-properties officeooo:rsid="0067f9ed"/>
    </style:style>
    <style:style style:name="T22" style:family="text">
      <style:text-properties fo:font-weight="normal" officeooo:rsid="00698709" style:font-weight-asian="normal" style:font-weight-complex="normal"/>
    </style:style>
    <style:style style:name="T23" style:family="text">
      <style:text-properties fo:font-weight="normal" officeooo:rsid="0067f9ed" style:font-weight-asian="normal" style:font-weight-complex="normal"/>
    </style:style>
    <style:style style:name="T24" style:family="text">
      <style:text-properties officeooo:rsid="006cfd93"/>
    </style:style>
    <style:style style:name="T25" style:family="text">
      <style:text-properties officeooo:rsid="0087a8df"/>
    </style:style>
    <style:style style:name="T26" style:family="text">
      <style:text-properties officeooo:rsid="008300c9"/>
    </style:style>
    <style:style style:name="T27" style:family="text">
      <style:text-properties officeooo:rsid="008e7ec8"/>
    </style:style>
    <style:style style:name="T28" style:family="text">
      <style:text-properties officeooo:rsid="00a22d46"/>
    </style:style>
    <style:style style:name="T29" style:family="text">
      <style:text-properties officeooo:rsid="00a3c2a7"/>
    </style:style>
    <style:style style:name="T30" style:family="text">
      <style:text-properties officeooo:rsid="00a5ae32"/>
    </style:style>
    <style:style style:name="T31" style:family="text">
      <style:text-properties officeooo:rsid="00a7581b"/>
    </style:style>
    <style:style style:name="T32" style:family="text">
      <style:text-properties officeooo:rsid="00a94302"/>
    </style:style>
    <style:style style:name="T33" style:family="text">
      <style:text-properties officeooo:rsid="00aa5d0b"/>
    </style:style>
    <style:style style:name="T34" style:family="text">
      <style:text-properties officeooo:rsid="00bb32e4"/>
    </style:style>
    <style:style style:name="T35" style:family="text">
      <style:text-properties officeooo:rsid="00c90bb2"/>
    </style:style>
    <style:style style:name="T36" style:family="text">
      <style:text-properties officeooo:rsid="00cf3fa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340489224" text:style-name="L1">
        <text:list-item>
          <text:p text:style-name="P111">JSON &amp; XML </text:p>
        </text:list-item>
        <text:list-item>
          <text:p text:style-name="P111">Practical of JSON &amp; XML </text:p>
        </text:list-item>
        <text:list-item>
          <text:p text:style-name="P111">Why NodeJS </text:p>
        </text:list-item>
        <text:list-item>
          <text:p text:style-name="P111">Ecosystem of NodeJS </text:p>
        </text:list-item>
        <text:list-item>
          <text:p text:style-name="P111">Installation and System Configuration </text:p>
        </text:list-item>
        <text:list-item>
          <text:p text:style-name="P111">CLI usage and Package Configuration </text:p>
        </text:list-item>
        <text:list-item>
          <text:p text:style-name="P110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2499610055" text:style-name="L2">
        <text:list-item>
          <text:p text:style-name="P46">Completed JSON &amp; XML </text:p>
        </text:list-item>
        <text:list-item>
          <text:p text:style-name="P46">Completed Practical of JSON &amp; XML </text:p>
        </text:list-item>
        <text:list-item>
          <text:p text:style-name="P46">Completed :- Why NodeJS </text:p>
        </text:list-item>
        <text:list-item>
          <text:p text:style-name="P46">Completed :- Ecosystem of NodeJS </text:p>
        </text:list-item>
        <text:list-item>
          <text:p text:style-name="P46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1419748970" text:style-name="L3">
        <text:list-item>
          <text:p text:style-name="P47">Continue learning further task </text:p>
        </text:list-item>
      </text:list>
      <text:p text:style-name="P1"><text:span text:style-name="Strong_20_Emphasis"><text:span text:style-name="T1">Blocker</text:span></text:span></text:p>
      <text:list xml:id="list3448986591" text:style-name="L4">
        <text:list-item>
          <text:p text:style-name="P48">None </text:p>
        </text:list-item>
      </text:list>
      <text:p text:style-name="Standard"><draw:line text:anchor-type="paragraph" draw:z-index="0" draw:name="Shape1" draw:style-name="gr2" draw:text-style-name="P112" svg:x1="-0.591cm" svg:y1="0.432cm" svg:x2="18.403cm" svg:y2="0.226cm"><text:p/></draw:line></text:p>
      <text:p text:style-name="Standard"/>
      <text:p text:style-name="P4">Today’s Plan (21/03/2022)</text:p>
      <text:list xml:id="list4225919928" text:style-name="L5">
        <text:list-item>
          <text:p text:style-name="P49">What is Node.js?</text:p>
        </text:list-item>
        <text:list-item>
          <text:p text:style-name="P49">Why Should I Use Node.js?</text:p>
        </text:list-item>
        <text:list-item>
          <text:p text:style-name="P49">Your First Node.js Script</text:p>
        </text:list-item>
        <text:list-item>
          <text:p text:style-name="P49">Section Intro: Node.js Module System</text:p>
        </text:list-item>
        <text:list-item>
          <text:p text:style-name="P49">Importing Node.js Core Modules</text:p>
        </text:list-item>
        <text:list-item>
          <text:p text:style-name="P52">Importing your own files</text:p>
        </text:list-item>
        <text:list-item>
          <text:p text:style-name="P52">Importing npm Modules</text:p>
        </text:list-item>
        <text:list-item>
          <text:p text:style-name="P52">Printing in colors</text:p>
        </text:list-item>
        <text:list-item>
          <text:p text:style-name="P52">Global npm modules and nodemon</text:p>
        </text:list-item>
        <text:list-item>
          <text:p text:style-name="P54">Getting input from user<text:span text:style-name="T2">s</text:span></text:p>
          <text:p text:style-name="P54"/>
        </text:list-item>
      </text:list>
      <text:p text:style-name="P26"><text:span text:style-name="T3">Today’s </text:span><text:span text:style-name="T4">Update </text:span><text:span text:style-name="T3"><text:s/>(21/03/2022)</text:span></text:p>
      <text:list xml:id="list85802998494648" text:continue-numbering="true" text:style-name="L5">
        <text:list-item>
          <text:p text:style-name="P50"><text:span text:style-name="T18">Completed :- </text:span>What is Node.js?</text:p>
        </text:list-item>
        <text:list-item>
          <text:p text:style-name="P51"><text:span text:style-name="T18">Completed :- <text:s/></text:span>Why Should I Use Node.js?</text:p>
        </text:list-item>
        <text:list-item>
          <text:p text:style-name="P51"><text:span text:style-name="T18">Completed :- <text:s/></text:span>Your First Node.js Script</text:p>
        </text:list-item>
        <text:list-item>
          <text:p text:style-name="P51"><text:span text:style-name="T18">Completed :- <text:s/></text:span>Section Intro: Node.js Module System</text:p>
        </text:list-item>
        <text:list-item>
          <text:p text:style-name="P51"><text:span text:style-name="T18">Completed :- <text:s/></text:span>Importing Node.js Core Modules</text:p>
        </text:list-item>
        <text:list-item>
          <text:p text:style-name="P53"><text:span text:style-name="T18">Completed :- <text:s/></text:span>Importing your own files</text:p>
        </text:list-item>
        <text:list-item>
          <text:p text:style-name="P53"><text:span text:style-name="T18">Completed :- <text:s/></text:span>Importing npm Modules</text:p>
        </text:list-item>
        <text:list-item>
          <text:p text:style-name="P53"><text:span text:style-name="T18">Completed :- <text:s/></text:span>Printing in colors</text:p>
        </text:list-item>
        <text:list-item>
          <text:p text:style-name="P53"><text:span text:style-name="T18">Completed :- <text:s/></text:span>Global npm modules and nodemon</text:p>
          <text:p text:style-name="P53"/>
        </text:list-item>
      </text:list>
      <text:p text:style-name="P5"/>
      <text:p text:style-name="P5"/>
      <text:p text:style-name="P5">Tomorrow’s Plan (22/03/2022)</text:p>
      <text:list xml:id="list1422775429" text:style-name="L6">
        <text:list-item>
          <text:p text:style-name="P55">Continue learning further topics</text:p>
          <text:p text:style-name="P55"/>
        </text:list-item>
      </text:list>
      <text:p text:style-name="P5">Blocker</text:p>
      <text:list xml:id="list1943667584" text:style-name="L7">
        <text:list-item>
          <text:p text:style-name="P56">None</text:p>
        </text:list-item>
      </text:list>
      <text:p text:style-name="P27"><text:soft-page-break/></text:p>
      <text:p text:style-name="P27"/>
      <text:p text:style-name="P6">Today’s Plan (22/03/2022)</text:p>
      <text:list xml:id="list2938308727" text:style-name="L8">
        <text:list-item>
          <text:p text:style-name="P57">Getting input from users</text:p>
        </text:list-item>
        <text:list-item>
          <text:p text:style-name="P57">Argument parsing with yargs : part 1</text:p>
        </text:list-item>
        <text:list-item>
          <text:p text:style-name="P57">Argument parsing with yargs : part 2</text:p>
        </text:list-item>
        <text:list-item>
          <text:p text:style-name="P57">Storing data with JSON</text:p>
        </text:list-item>
        <text:list-item>
          <text:p text:style-name="P57">Adding a note</text:p>
        </text:list-item>
        <text:list-item>
          <text:p text:style-name="P57">Removing a note</text:p>
        </text:list-item>
        <text:list-item>
          <text:p text:style-name="P57">ES6 Asside : Arrow Function</text:p>
        </text:list-item>
        <text:list-item>
          <text:p text:style-name="P57">Refactoring to Use Arrow Function</text:p>
        </text:list-item>
        <text:list-item>
          <text:p text:style-name="P57">Listing notes</text:p>
        </text:list-item>
        <text:list-item>
          <text:p text:style-name="P57">Reading a note</text:p>
        </text:list-item>
      </text:list>
      <text:p text:style-name="P28"/>
      <text:p text:style-name="P29"><text:span text:style-name="T5">Today’s </text:span><text:span text:style-name="T6">Update</text:span><text:span text:style-name="T5"> (22/03/2022)</text:span></text:p>
      <text:list xml:id="list85802582856877" text:continue-numbering="true" text:style-name="L8">
        <text:list-item>
          <text:p text:style-name="P58"><text:span text:style-name="T19">Completed:- </text:span>Getting input from users</text:p>
        </text:list-item>
        <text:list-item>
          <text:p text:style-name="P59"><text:span text:style-name="T19">Completed:- <text:s/></text:span>Argument parsing with yargs : part 1</text:p>
        </text:list-item>
        <text:list-item>
          <text:p text:style-name="P59"><text:span text:style-name="T19">Completed:- <text:s/></text:span>Argument parsing with yargs : part 2</text:p>
        </text:list-item>
        <text:list-item>
          <text:p text:style-name="P59"><text:span text:style-name="T19">Completed:- <text:s/></text:span>Storing data with JSON</text:p>
        </text:list-item>
        <text:list-item>
          <text:p text:style-name="P59"><text:span text:style-name="T19">Completed:- <text:s/></text:span>Adding a note</text:p>
        </text:list-item>
        <text:list-item>
          <text:p text:style-name="P59"><text:span text:style-name="T19">Completed:- <text:s/></text:span>Removing a note</text:p>
        </text:list-item>
        <text:list-item>
          <text:p text:style-name="P59"><text:span text:style-name="T19">Completed:- <text:s/></text:span>ES6 Asside : Arrow Function</text:p>
        </text:list-item>
        <text:list-item>
          <text:p text:style-name="P59"><text:span text:style-name="T19">Completed:- <text:s/></text:span>Refactoring to Use Arrow Function</text:p>
        </text:list-item>
        <text:list-item>
          <text:p text:style-name="P59"><text:span text:style-name="T19">Completed:- <text:s/></text:span>Listing notes</text:p>
        </text:list-item>
        <text:list-item>
          <text:p text:style-name="P59"><text:span text:style-name="T19">Completed:- <text:s/></text:span>Reading a note</text:p>
        </text:list-item>
      </text:list>
      <text:p text:style-name="P7">Tomorrow’s Plan (23/03/2022)</text:p>
      <text:list xml:id="list488750383" text:style-name="L9">
        <text:list-item>
          <text:p text:style-name="P60">Continue learning further topics</text:p>
        </text:list-item>
      </text:list>
      <text:p text:style-name="P7">Blocker</text:p>
      <text:list xml:id="list3607930012" text:style-name="L10">
        <text:list-item>
          <text:p text:style-name="P61">None</text:p>
          <text:p text:style-name="P61"><draw:line text:anchor-type="paragraph" draw:z-index="1" draw:name="Shape2" draw:style-name="gr2" draw:text-style-name="P112" svg:x1="-0.76cm" svg:y1="0.266cm" svg:x2="18.308cm" svg:y2="0.322cm"><text:p/></draw:line></text:p>
        </text:list-item>
      </text:list>
      <text:p text:style-name="P30"/>
      <text:p text:style-name="P31">Today’s Plan (24/03/2022)</text:p>
      <text:list xml:id="list2736947746" text:style-name="L11">
        <text:list-item>
          <text:p text:style-name="P62">Debugging Node.JS</text:p>
        </text:list-item>
        <text:list-item>
          <text:p text:style-name="P62">Error Messages</text:p>
        </text:list-item>
        <text:list-item>
          <text:p text:style-name="P62">Asynchronous basics</text:p>
        </text:list-item>
        <text:list-item>
          <text:p text:style-name="P62">Call Stack, Callback Queue, Event Loop</text:p>
        </text:list-item>
        <text:list-item>
          <text:p text:style-name="P62">Making HTTP Request</text:p>
        </text:list-item>
        <text:list-item>
          <text:p text:style-name="P62">Customizing HTTP Request</text:p>
        </text:list-item>
        <text:list-item>
          <text:p text:style-name="P62">HTTP Request Challenge</text:p>
        </text:list-item>
        <text:list-item>
          <text:p text:style-name="P62">Handling Errors</text:p>
        </text:list-item>
        <text:list-item>
          <text:p text:style-name="P62">Callback Function</text:p>
        </text:list-item>
        <text:list-item>
          <text:p text:style-name="P62">Callback Abstraction</text:p>
        </text:list-item>
        <text:list-item>
          <text:p text:style-name="P62">Callback Abstraction Challenge</text:p>
          <text:p text:style-name="P62"/>
        </text:list-item>
      </text:list>
      <text:p text:style-name="P8">Today’s Update (24/03/2022)</text:p>
      <text:list xml:id="list85802760521419" text:continue-numbering="true" text:style-name="L11">
        <text:list-item>
          <text:p text:style-name="P63"><text:span text:style-name="T20">Completed:- </text:span>Debugging Node.JS</text:p>
        </text:list-item>
        <text:list-item>
          <text:p text:style-name="P64"><text:span text:style-name="T20">Completed:- <text:s/></text:span>Error Messages</text:p>
        </text:list-item>
        <text:list-item>
          <text:p text:style-name="P64"><text:span text:style-name="T20">Completed:- <text:s/></text:span>Asynchronous basics</text:p>
        </text:list-item>
        <text:list-item>
          <text:p text:style-name="P64"><text:span text:style-name="T20">Completed:- <text:s/></text:span>Call Stack, Callback Queue, Event Loop</text:p>
        </text:list-item>
        <text:list-item>
          <text:p text:style-name="P64"><text:span text:style-name="T20">Completed:- <text:s/></text:span>Making HTTP Request</text:p>
        </text:list-item>
        <text:list-item>
          <text:p text:style-name="P64"><text:span text:style-name="T20">Completed:- <text:s/></text:span>Customizing HTTP Request</text:p>
        </text:list-item>
        <text:list-item>
          <text:p text:style-name="P64"><text:span text:style-name="T20">Completed:- <text:s/></text:span>HTTP Request Challenge</text:p>
        </text:list-item>
        <text:list-item>
          <text:p text:style-name="P65"><text:soft-page-break/><text:span text:style-name="T20">Completed:- <text:s/></text:span>Handling Errors <text:s text:c="2"/></text:p>
          <text:p text:style-name="P66">Tomorrow’s Plan (25/03/2022)</text:p>
          <text:list>
            <text:list-item>
              <text:p text:style-name="P68">Continue learning further topics</text:p>
            </text:list-item>
          </text:list>
        </text:list-item>
      </text:list>
      <text:p text:style-name="P9">Blocker</text:p>
      <text:list xml:id="list1804548689" text:style-name="L12">
        <text:list-item>
          <text:p text:style-name="P69"><draw:line text:anchor-type="paragraph" draw:z-index="2" draw:name="Shape3" draw:style-name="gr2" draw:text-style-name="P112" svg:x1="-0.661cm" svg:y1="1.593cm" svg:x2="18.288cm" svg:y2="1.328cm"><text:p/></draw:line>None</text:p>
        </text:list-item>
      </text:list>
      <text:p text:style-name="P33"/>
      <text:p text:style-name="P33"/>
      <text:p text:style-name="P33"/>
      <text:p text:style-name="P34"><text:span text:style-name="T7">Today’s </text:span><text:span text:style-name="T8">Plan</text:span><text:span text:style-name="T7"> (25/03/2022)</text:span></text:p>
      <text:list xml:id="list148362253" text:style-name="L13">
        <text:list-item>
          <text:p text:style-name="P71">Callback Functions</text:p>
        </text:list-item>
        <text:list-item>
          <text:p text:style-name="P71">Callback Abstraction</text:p>
        </text:list-item>
        <text:list-item>
          <text:p text:style-name="P71">Callback Abstraction Challenge</text:p>
        </text:list-item>
        <text:list-item>
          <text:p text:style-name="P71">Callback Chaining</text:p>
        </text:list-item>
        <text:list-item>
          <text:p text:style-name="P71">ES6 Aside: Object Property Shorthand and Destructing</text:p>
        </text:list-item>
        <text:list-item>
          <text:p text:style-name="P71">Destructing and property shorthand challenge</text:p>
        </text:list-item>
        <text:list-item>
          <text:p text:style-name="P74">Bonus HTTP requests without a library</text:p>
        </text:list-item>
        <text:list-item>
          <text:p text:style-name="P70"><text:span text:style-name="T22">Revising topics</text:span><text:span text:style-name="T23"> for today’s review session</text:span></text:p>
        </text:list-item>
      </text:list>
      <text:p text:style-name="P35"><text:span text:style-name="T7">Today’s </text:span><text:span text:style-name="T9">Update</text:span><text:span text:style-name="T7"> (25/03/2022)</text:span></text:p>
      <text:list xml:id="list85801714197661" text:continue-numbering="true" text:style-name="L13">
        <text:list-item>
          <text:p text:style-name="P72"><text:span text:style-name="T24">Completed </text:span>Callback Functions</text:p>
        </text:list-item>
        <text:list-item>
          <text:p text:style-name="P73"><text:span text:style-name="T24">Completed </text:span>Callback Abstraction</text:p>
        </text:list-item>
        <text:list-item>
          <text:p text:style-name="P73"><text:span text:style-name="T24">Completed </text:span>Callback Abstraction Challenge</text:p>
        </text:list-item>
        <text:list-item>
          <text:p text:style-name="P73"><text:span text:style-name="T24">Completed </text:span>Callback Chaining</text:p>
        </text:list-item>
        <text:list-item>
          <text:p text:style-name="P73"><text:span text:style-name="T24">Completed </text:span>ES6 Aside: Object Property Shorthand and Destructing</text:p>
        </text:list-item>
        <text:list-item>
          <text:p text:style-name="P73"><text:span text:style-name="T24">Completed </text:span>Destructing and property shorthand challenge</text:p>
        </text:list-item>
        <text:list-item>
          <text:p text:style-name="P75"><text:span text:style-name="T24">Completed </text:span>Bonus HTTP requests without a library</text:p>
          <text:p text:style-name="P76"/>
        </text:list-item>
      </text:list>
      <text:p text:style-name="P10"><text:span text:style-name="T21">M</text:span>onday’s Plan (28/03/2022)</text:p>
      <text:list xml:id="list1483600498" text:style-name="L14">
        <text:list-item>
          <text:p text:style-name="P77">Continue learning further topics</text:p>
        </text:list-item>
      </text:list>
      <text:p text:style-name="P11">Blocker</text:p>
      <text:list xml:id="list2716656105" text:style-name="L15">
        <text:list-item>
          <text:p text:style-name="P78"><draw:line text:anchor-type="paragraph" draw:z-index="3" draw:name="Shape4" draw:style-name="gr2" draw:text-style-name="P112" svg:x1="-0.069cm" svg:y1="1.206cm" svg:x2="18.011cm" svg:y2="1.148cm"><text:p/></draw:line>None</text:p>
        </text:list-item>
      </text:list>
      <text:p text:style-name="P36"/>
      <text:p text:style-name="P36"/>
      <text:p text:style-name="P12">Today’s Plan (28/03/2022)</text:p>
      <text:list xml:id="list1634777972" text:style-name="L16">
        <text:list-item>
          <text:p text:style-name="P79">Web Servers</text:p>
        </text:list-item>
        <text:list-item>
          <text:p text:style-name="P79">Hello Express</text:p>
        </text:list-item>
        <text:list-item>
          <text:p text:style-name="P79">Serving up HTML and JSON</text:p>
        </text:list-item>
        <text:list-item>
          <text:p text:style-name="P79">Serving up static assets</text:p>
        </text:list-item>
        <text:list-item>
          <text:p text:style-name="P79">Serving up CSS, JS, Images and more</text:p>
        </text:list-item>
        <text:list-item>
          <text:p text:style-name="P79">Dynamic pages with templating</text:p>
        </text:list-item>
        <text:list-item>
          <text:p text:style-name="P79">Customizing the view directory</text:p>
        </text:list-item>
        <text:list-item>
          <text:p text:style-name="P79">Advanced templating</text:p>
        </text:list-item>
        <text:list-item>
          <text:p text:style-name="P79">404 Pages</text:p>
        </text:list-item>
        <text:list-item>
          <text:p text:style-name="P79">Styling the applications</text:p>
          <text:p text:style-name="P79"/>
        </text:list-item>
      </text:list>
      <text:p text:style-name="P42"><text:span text:style-name="T10">Today’s </text:span><text:span text:style-name="T11">Update</text:span><text:span text:style-name="T10"> (28/03/2022)</text:span></text:p>
      <text:list xml:id="list85801692930432" text:continue-numbering="true" text:style-name="L16">
        <text:list-item>
          <text:p text:style-name="P80">Web Servers</text:p>
        </text:list-item>
        <text:list-item>
          <text:p text:style-name="P80">Hello Express</text:p>
        </text:list-item>
        <text:list-item>
          <text:p text:style-name="P80">Serving up HTML and JSON</text:p>
        </text:list-item>
        <text:list-item>
          <text:p text:style-name="P80">Serving up static assets</text:p>
        </text:list-item>
        <text:list-item>
          <text:p text:style-name="P80">Serving up CSS, JS, Images and more</text:p>
        </text:list-item>
        <text:list-item>
          <text:p text:style-name="P80">Dynamic pages with templating</text:p>
        </text:list-item>
        <text:list-item>
          <text:p text:style-name="P80">Customizing the view directory</text:p>
        </text:list-item>
        <text:list-item>
          <text:p text:style-name="P80"><text:soft-page-break/>Advanced templating</text:p>
        </text:list-item>
        <text:list-item>
          <text:p text:style-name="P80">404 Pages</text:p>
        </text:list-item>
        <text:list-item>
          <text:p text:style-name="P80">Styling the applications</text:p>
        </text:list-item>
      </text:list>
      <text:p text:style-name="P13">Tomorrow’s Plan (29/03/2022)</text:p>
      <text:list xml:id="list1742915737" text:style-name="L17">
        <text:list-item>
          <text:p text:style-name="P81">Continue Learning further topics</text:p>
        </text:list-item>
      </text:list>
      <text:p text:style-name="P13">Blocker</text:p>
      <text:list xml:id="list2310726207" text:style-name="L18">
        <text:list-item>
          <text:p text:style-name="P82"><draw:line text:anchor-type="paragraph" draw:z-index="4" draw:name="Shape5" draw:style-name="gr2" draw:text-style-name="P112" svg:x1="0.034cm" svg:y1="0.61cm" svg:x2="18.629cm" svg:y2="0.464cm"><text:p/></draw:line>None</text:p>
        </text:list-item>
      </text:list>
      <text:p text:style-name="P37"/>
      <text:p text:style-name="P14">Today’s Plan (29/03/2022)</text:p>
      <text:list xml:id="list3390522525" text:style-name="L19">
        <text:list-item>
          <text:p text:style-name="P83">Query String</text:p>
        </text:list-item>
        <text:list-item>
          <text:p text:style-name="P83">Building a JSON HTTP Endpoint</text:p>
        </text:list-item>
        <text:list-item>
          <text:p text:style-name="P83">Default Functions Parameter</text:p>
        </text:list-item>
        <text:list-item>
          <text:p text:style-name="P83">Browser HTTP request with Fetch</text:p>
        </text:list-item>
        <text:list-item>
          <text:p text:style-name="P83">Creating a search form</text:p>
        </text:list-item>
        <text:list-item>
          <text:p text:style-name="P83">Wiring up the user Interface</text:p>
        </text:list-item>
        <text:list-item>
          <text:p text:style-name="P85">Joining Heroku and GitHub</text:p>
        </text:list-item>
        <text:list-item>
          <text:p text:style-name="P85">Version control with git</text:p>
        </text:list-item>
        <text:list-item>
          <text:p text:style-name="P85">Exporing &amp; Integrating GIT</text:p>
        </text:list-item>
        <text:list-item>
          <text:p text:style-name="P85">Setting up SSH Keys</text:p>
        </text:list-item>
        <text:list-item>
          <text:p text:style-name="P85">Pushing code to Github</text:p>
        </text:list-item>
        <text:list-item>
          <text:p text:style-name="P85">Deploying NodeJs to Heroku</text:p>
        </text:list-item>
        <text:list-item>
          <text:p text:style-name="P85">New Features Development workflow</text:p>
        </text:list-item>
        <text:list-item>
          <text:p text:style-name="P85">Avoiding global modules</text:p>
        </text:list-item>
      </text:list>
      <text:p text:style-name="P43"><text:span text:style-name="T12">Today’s </text:span><text:span text:style-name="T13">Update</text:span><text:span text:style-name="T12"> (29/03/2022)</text:span></text:p>
      <text:list xml:id="list85803429208133" text:continue-numbering="true" text:style-name="L19">
        <text:list-item>
          <text:p text:style-name="P84"><text:span text:style-name="T25">Completed </text:span>Query String, Building a JSON HTTP Endpoint, Default Functions Parameter, Browser HTTP request with Fetch, Creating a search form,Wiring up the user Interface, <text:span text:style-name="T26">Joining Heroku and GitHub, Version control with git, Exporing &amp; Integrating GIT</text:span></text:p>
        </text:list-item>
        <text:list-item>
          <text:p text:style-name="P86"><text:span text:style-name="T25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1596417037" text:style-name="L20">
        <text:list-item>
          <text:p text:style-name="P87">Continue learning further topics</text:p>
        </text:list-item>
      </text:list>
      <text:p text:style-name="P16">Blocker</text:p>
      <text:list xml:id="list3251461753" text:style-name="L21">
        <text:list-item>
          <text:p text:style-name="P88"><draw:line text:anchor-type="paragraph" draw:z-index="5" draw:name="Shape6" draw:style-name="gr2" draw:text-style-name="P112" svg:x1="-0.349cm" svg:y1="0.559cm" svg:x2="18.025cm" svg:y2="0.309cm"><text:p/></draw:line>None</text:p>
        </text:list-item>
      </text:list>
      <text:p text:style-name="P38"/>
      <text:p text:style-name="P17">Today’s Plan (30/03/2022)</text:p>
      <text:list xml:id="list3241150777" text:style-name="L22">
        <text:list-item>
          <text:p text:style-name="P89">Mongo Db &amp; NoSQL Databases</text:p>
        </text:list-item>
        <text:list-item>
          <text:p text:style-name="P89">Installing MongoDb</text:p>
        </text:list-item>
        <text:list-item>
          <text:p text:style-name="P89">Database GUI Viewer</text:p>
        </text:list-item>
        <text:list-item>
          <text:p text:style-name="P89">Connecting and inserting documents</text:p>
        </text:list-item>
        <text:list-item>
          <text:p text:style-name="P89">Object ID</text:p>
        </text:list-item>
        <text:list-item>
          <text:p text:style-name="P89">Querying documents</text:p>
        </text:list-item>
        <text:list-item>
          <text:p text:style-name="P89">Promises</text:p>
        </text:list-item>
        <text:list-item>
          <text:p text:style-name="P89">Updating &amp; deleting documents</text:p>
        </text:list-item>
        <text:list-item>
          <text:p text:style-name="P89">Setting up Mongoose</text:p>
        </text:list-item>
        <text:list-item>
          <text:p text:style-name="P89">Creating a Mongoose Model</text:p>
        </text:list-item>
      </text:list>
      <text:p text:style-name="P18">Today’s <text:span text:style-name="T27">Update</text:span> (30/03/2022)</text:p>
      <text:list xml:id="list85802129212926" text:continue-numbering="true" text:style-name="L22">
        <text:list-item>
          <text:p text:style-name="P90"><text:span text:style-name="T27">Completed </text:span>Mongo Db &amp; NoSQL Databases, Installing MongoDb</text:p>
        </text:list-item>
        <text:list-item>
          <text:p text:style-name="P90"><text:span text:style-name="T27">Completed </text:span>Database GUI Viewer, Connecting and inserting documents</text:p>
        </text:list-item>
        <text:list-item>
          <text:p text:style-name="P90"><text:span text:style-name="T27">Completed </text:span>Object ID, Querying documents, Promises, Updating &amp; deleting documents</text:p>
        </text:list-item>
        <text:list-item>
          <text:p text:style-name="P90"><text:span text:style-name="T27">Completed </text:span>Setting up Mongoose, Creating a Mongoose Model</text:p>
        </text:list-item>
      </text:list>
      <text:p text:style-name="P19">Tomorrow’s Plan (31/03/2022)</text:p>
      <text:list xml:id="list992346981" text:style-name="L23">
        <text:list-item>
          <text:p text:style-name="P91">Continue learning Node.JS</text:p>
        </text:list-item>
      </text:list>
      <text:p text:style-name="P19"><text:soft-page-break/>Blocker</text:p>
      <text:list xml:id="list2398772513" text:style-name="L24">
        <text:list-item>
          <text:p text:style-name="P92">None</text:p>
          <text:p text:style-name="P92"><draw:line text:anchor-type="paragraph" draw:z-index="6" draw:name="Shape7" draw:style-name="gr2" draw:text-style-name="P112" svg:x1="-0.967cm" svg:y1="0.109cm" svg:x2="18.76cm" svg:y2="0.021cm"><text:p/></draw:line></text:p>
        </text:list-item>
      </text:list>
      <text:p text:style-name="P20">Today’s Task (31/03/2022)</text:p>
      <text:list xml:id="list2851158751" text:style-name="L25">
        <text:list-item>
          <text:p text:style-name="P93">Data Validation &amp; Sanitization</text:p>
        </text:list-item>
        <text:list-item>
          <text:p text:style-name="P93">Structuring a REST API</text:p>
        </text:list-item>
        <text:list-item>
          <text:p text:style-name="P93">Installaing a Postman</text:p>
        </text:list-item>
        <text:list-item>
          <text:p text:style-name="P93">Resource creation endpoints</text:p>
        </text:list-item>
        <text:list-item>
          <text:p text:style-name="P93">Resource reading endpoints</text:p>
        </text:list-item>
        <text:list-item>
          <text:p text:style-name="P93">Promise Chaining</text:p>
        </text:list-item>
        <text:list-item>
          <text:p text:style-name="P93">Review Session with Mentor</text:p>
        </text:list-item>
      </text:list>
      <text:p text:style-name="P32">Today’s Update (31/03/2022)</text:p>
      <text:list xml:id="list3825783726" text:style-name="L26">
        <text:list-item>
          <text:p text:style-name="P94"><text:span text:style-name="T29">Completed </text:span>Data Validation &amp; Sanitization</text:p>
        </text:list-item>
        <text:list-item>
          <text:p text:style-name="P94"><text:span text:style-name="T30">Completed </text:span>Structuring a REST API</text:p>
        </text:list-item>
        <text:list-item>
          <text:p text:style-name="P94"><text:span text:style-name="T31">Completed </text:span>Installaing a Postman</text:p>
        </text:list-item>
        <text:list-item>
          <text:p text:style-name="P94"><text:span text:style-name="T32">Completed </text:span>Resource creation endpoints</text:p>
        </text:list-item>
        <text:list-item>
          <text:p text:style-name="P94"><text:span text:style-name="T32">Completed </text:span>Resource reading endpoints</text:p>
        </text:list-item>
        <text:list-item>
          <text:p text:style-name="P94"><text:span text:style-name="T33">Completed </text:span>Promise Chaining <text:span text:style-name="T28">&amp; its challenge</text:span></text:p>
        </text:list-item>
      </text:list>
      <text:p text:style-name="P21">Tomorrow’s Plan</text:p>
      <text:list xml:id="list4110589416" text:style-name="L27">
        <text:list-item>
          <text:p text:style-name="P95">Co<text:span text:style-name="T34">n</text:span>t<text:span text:style-name="T34">i</text:span>nue learning further topics</text:p>
        </text:list-item>
      </text:list>
      <text:p text:style-name="P21">Blocker</text:p>
      <text:list xml:id="list3667274941" text:style-name="L28">
        <text:list-item>
          <text:p text:style-name="P96">None</text:p>
        </text:list-item>
      </text:list>
      <text:p text:style-name="P39"><draw:line text:anchor-type="paragraph" draw:z-index="7" draw:name="Shape8_1" draw:style-name="gr2" draw:text-style-name="P112" svg:x1="15.573cm" svg:y1="0.541cm" svg:x2="34.006cm" svg:y2="0.497cm"><text:p/></draw:line></text:p>
      <text:p text:style-name="P39"/>
      <text:p text:style-name="P22">Today’s Plan (01/04/2022)</text:p>
      <text:list xml:id="list4047288133" text:style-name="L29">
        <text:list-item>
          <text:p text:style-name="P97">Async/Await</text:p>
        </text:list-item>
        <text:list-item>
          <text:p text:style-name="P97">Resource updating endpoints</text:p>
        </text:list-item>
        <text:list-item>
          <text:p text:style-name="P97">Resource deleting endpoints</text:p>
        </text:list-item>
        <text:list-item>
          <text:p text:style-name="P97">Separate route files</text:p>
        </text:list-item>
        <text:list-item>
          <text:p text:style-name="P97">Securely storing passsword</text:p>
        </text:list-item>
        <text:list-item>
          <text:p text:style-name="P97">Logging in Users</text:p>
        </text:list-item>
        <text:list-item>
          <text:p text:style-name="P97">JSON Web Tokens</text:p>
        </text:list-item>
        <text:list-item>
          <text:p text:style-name="P97">Generating authentication tokens</text:p>
        </text:list-item>
        <text:list-item>
          <text:p text:style-name="P97">Express middlewares</text:p>
        </text:list-item>
        <text:list-item>
          <text:p text:style-name="P97">Accepting Authentication tokens</text:p>
        </text:list-item>
        <text:list-item>
          <text:p text:style-name="P97">Advanced PostMan</text:p>
        </text:list-item>
      </text:list>
      <text:p text:style-name="P44"><text:span text:style-name="T14">Today’s </text:span><text:span text:style-name="T15">Update</text:span><text:span text:style-name="T14"> (01/04/2022)</text:span></text:p>
      <text:list xml:id="list85802234689687" text:continue-numbering="true" text:style-name="L29">
        <text:list-item>
          <text:p text:style-name="P98"><text:span text:style-name="T35">Completed </text:span>Async/Await, Resource updating endpoints</text:p>
        </text:list-item>
        <text:list-item>
          <text:p text:style-name="P99"><text:span text:style-name="T35">Completed </text:span>Resource deleting endpoints, Separate route files</text:p>
        </text:list-item>
        <text:list-item>
          <text:p text:style-name="P99"><text:span text:style-name="T35">Completed </text:span>Securely storing passsword, Logging in Users</text:p>
        </text:list-item>
        <text:list-item>
          <text:p text:style-name="P99"><text:span text:style-name="T35">Completed </text:span>JSON Web Tokens, Generating authentication tokens</text:p>
        </text:list-item>
        <text:list-item>
          <text:p text:style-name="P99"><text:span text:style-name="T35">Completed </text:span>Express middlewares, Accepting Authentication tokens</text:p>
        </text:list-item>
      </text:list>
      <text:p text:style-name="P23">Monday’s Plan (4/4/2022)</text:p>
      <text:list xml:id="list3640021200" text:style-name="L30">
        <text:list-item>
          <text:p text:style-name="P101">Starting Project</text:p>
        </text:list-item>
      </text:list>
      <text:p text:style-name="P23">Blocker</text:p>
      <text:list xml:id="list344964607" text:style-name="L31">
        <text:list-item>
          <text:p text:style-name="P102">None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24"><text:soft-page-break/>Today’s Plan (04/04/2022)</text:p>
      <text:list xml:id="list2232233372" text:style-name="L32">
        <text:list-item>
          <text:p text:style-name="P103">Advanced Postman</text:p>
        </text:list-item>
        <text:list-item>
          <text:p text:style-name="P103">Logging out</text:p>
        </text:list-item>
        <text:list-item>
          <text:p text:style-name="P103">Hiding private Data</text:p>
        </text:list-item>
        <text:list-item>
          <text:p text:style-name="P103">Authenticating user endpoint</text:p>
        </text:list-item>
        <text:list-item>
          <text:p text:style-name="P103">User/task Relationship</text:p>
        </text:list-item>
        <text:list-item>
          <text:p text:style-name="P103">Authenticating task endpoint</text:p>
        </text:list-item>
        <text:list-item>
          <text:p text:style-name="P103">cascade delete tasks</text:p>
        </text:list-item>
      </text:list>
      <text:p text:style-name="P41"/>
      <text:p text:style-name="P45"><text:span text:style-name="T16">Today’s </text:span><text:span text:style-name="T17">Update</text:span><text:span text:style-name="T16"> (04/04/2022)</text:span></text:p>
      <text:list xml:id="list85801676715729" text:continue-numbering="true" text:style-name="L32">
        <text:list-item>
          <text:p text:style-name="P104"><text:span text:style-name="T36">Completed </text:span>Advanced Postman</text:p>
        </text:list-item>
        <text:list-item>
          <text:p text:style-name="P105"><text:span text:style-name="T36">Completed</text:span>Logging out</text:p>
        </text:list-item>
        <text:list-item>
          <text:p text:style-name="P105"><text:span text:style-name="T36">Completed</text:span>Hiding private Data</text:p>
        </text:list-item>
        <text:list-item>
          <text:p text:style-name="P105"><text:span text:style-name="T36">Completed </text:span>Authenticating user endpoint, User/task Relationship, Authenticating task endpoint, cascade delete tasks</text:p>
        </text:list-item>
      </text:list>
      <text:p text:style-name="P25">Tomorrow’s Plan (04/04/2022)</text:p>
      <text:list xml:id="list1877245110" text:style-name="L33">
        <text:list-item>
          <text:p text:style-name="P106">Continue learning further topics and project work</text:p>
        </text:list-item>
      </text:list>
      <text:p text:style-name="P25">Blocker</text:p>
      <text:list xml:id="list170496010" text:style-name="L34">
        <text:list-item>
          <text:p text:style-name="P107">None</text:p>
        </text:list-item>
      </text:list>
      <text:list xml:id="list13438381" text:style-name="L35">
        <text:list-header>
          <text:p text:style-name="P100"><draw:line text:anchor-type="paragraph" draw:z-index="8" draw:name="Shape9" draw:style-name="gr1" draw:text-style-name="P112" svg:x1="-0.113cm" svg:y1="0.169cm" svg:x2="18.408cm" svg:y2="0.053cm"><text:p/></draw:line></text:p>
        </text:list-header>
      </text:list>
      <text:p text:style-name="P67">Today’s Plan (05/04/2022)</text:p>
      <text:list xml:id="list2268661821" text:style-name="L36">
        <text:list-item>
          <text:p text:style-name="P108">Working with TimeStamps, Filtering data</text:p>
        </text:list-item>
        <text:list-item>
          <text:p text:style-name="P108">Paginating data</text:p>
        </text:list-item>
        <text:list-item>
          <text:p text:style-name="P108">Sorting data</text:p>
        </text:list-item>
        <text:list-item>
          <text:p text:style-name="P108">Adding support for file uploads</text:p>
        </text:list-item>
        <text:list-item>
          <text:p text:style-name="P108">Validating file upload &amp; challenge</text:p>
        </text:list-item>
        <text:list-item>
          <text:p text:style-name="P109">Handling express error</text:p>
        </text:list-item>
        <text:list-item>
          <text:p text:style-name="P109">Adding image to user profile</text:p>
        </text:list-item>
        <text:list-item>
          <text:p text:style-name="P109">Serving up files</text:p>
        </text:list-item>
        <text:list-item>
          <text:p text:style-name="P109">Auto cropping and image formatt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05T08:57:32.316777642</dc:date>
    <meta:editing-duration>PT17H50M26S</meta:editing-duration>
    <meta:editing-cycles>109</meta:editing-cycles>
    <meta:generator>LibreOffice/6.4.7.2$Linux_X86_64 LibreOffice_project/40$Build-2</meta:generator>
    <meta:document-statistic meta:table-count="0" meta:image-count="0" meta:object-count="0" meta:page-count="6" meta:paragraph-count="260" meta:word-count="1182" meta:character-count="7254" meta:non-whitespace-character-count="6497"/>
  </office:meta>
</office:document-meta>
</file>